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fdc0" officeooo:paragraph-rsid="0015fd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josep masallera</text:p>
      <text:p text:style-name="P1">jmassal2@xtec.ca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8:54:52.134266438</meta:creation-date>
    <dc:date>2018-09-21T18:55:46.171967499</dc:date>
    <meta:editing-duration>PT56S</meta:editing-duration>
    <meta:editing-cycles>1</meta:editing-cycles>
    <meta:generator>LibreOffice/6.0.3.2$Linux_X86_64 LibreOffice_project/00m0$Build-2</meta:generator>
    <meta:document-statistic meta:table-count="0" meta:image-count="0" meta:object-count="0" meta:page-count="1" meta:paragraph-count="2" meta:word-count="4" meta:character-count="35" meta:non-whitespace-character-count="33"/>
  </office:meta>
</office:document-meta>
</file>